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8.77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6.498cm"/>
    </style:style>
    <style:style style:name="co16" style:family="table-column">
      <style:table-column-properties fo:break-before="auto" style:column-width="13.185cm"/>
    </style:style>
    <style:style style:name="co17" style:family="table-column">
      <style:table-column-properties fo:break-before="auto" style:column-width="16.849cm"/>
    </style:style>
    <style:style style:name="co18" style:family="table-column">
      <style:table-column-properties fo:break-before="auto" style:column-width="3.223cm"/>
    </style:style>
    <style:style style:name="co19" style:family="table-column">
      <style:table-column-properties fo:break-before="auto" style:column-width="13.601cm"/>
    </style:style>
    <style:style style:name="co20" style:family="table-column">
      <style:table-column-properties fo:break-before="auto" style:column-width="14.4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Templates - BlogCats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  <table:table table:name="blogCats - B_Review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Most Recent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Most Recent Review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Another Blog Blog Reviews Image Link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review, Huawei 3g Modem review, EE Connection review and OpenOffice Review from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Read Another Blog Blog Reviews 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, Huawei 3g Modem, EE Connection and OpenOffice Reviews from Another Blog Blog"</text:p>
          </table:table-cell>
          <table:table-cell office:value-type="string">
            <text:p>Default</text:p>
          </table:table-cell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</table:table>
      <table:table table:name="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Templates - 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Another Blog Blog Reviews" table:style-name="ta1" table:print="false"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1">
          <table:table-cell office:value-type="string">
            <text:p>Open Office</text:p>
          </table:table-cell>
          <table:table-cell office:value-type="string">
            <text:p>http://www.openoffice.org/download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Open Office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Lenovo 100s</text:p>
          </table:table-cell>
          <table:table-cell office:value-type="string">
            <text:p>http://www.argos.co.uk/product/5155709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at Argos"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wordpress</text:p>
          </table:table-cell>
          <table:table-cell office:value-type="string">
            <text:p>https://bromptonsite.wordpress.com/2016/11/14/abb-reviews-inroduction/#more-122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Another Blog Blog Reviews on Wordpress"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 Reviews"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Another Blog Blog"</text:p>
          </table:table-cell>
          <table:table-cell table:number-columns-repeated="1019"/>
        </table:table-row>
        <table:table-row table:style-name="ro1">
          <table:table-cell office:value-type="string">
            <text:p>Read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– Learn How to Blog"</text:p>
          </table:table-cell>
          <table:table-cell table:number-columns-repeated="1019"/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Linked image to Dads Memorial Video - Micheal Brompton"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Dad's Memorial Video – Micheal Brompton”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</table:table-row>
      </table:table>
      <table:table table:name="Abb Index" table:style-name="ta1" table:print="false">
        <table:table-column table:style-name="co15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/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/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/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/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/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/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/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https://mr-brompton.github.io/blogCats/anotherBlogBlog/Posts/Introduction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Start at the beginning of another blog blog."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BB <text:s/>Introduction</text:p>
          </table:table-cell>
          <table:table-cell office:value-type="string">
            <text:p>https://mr-brompton.github.io/blogCats/anotherBlogBlog/Posts/Introduction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Linked image to another blog blog introduction"</text:p>
          </table:table-cell>
          <table:table-cell/>
        </table:table-row>
        <table:table-row table:style-name="ro1">
          <table:table-cell office:value-type="string">
            <text:p>Read ABB Intro</text:p>
          </table:table-cell>
          <table:table-cell office:value-type="string">
            <text:p>https://mr-brompton.github.io/blogCats/anotherBlogBlog/Posts/Introduction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Another blog blog introduction"</text:p>
          </table:table-cell>
          <table:table-cell/>
        </table:table-row>
        <table:table-row table:style-name="ro2">
          <table:table-cell office:value-type="string">
            <text:p>[img] Step One. Create Space</text:p>
          </table:table-cell>
          <table:table-cell table:style-name="ce6" office:value-type="string">
            <text:p><text:a xlink:href="https://mr-brompton.github.io/blogCats/anotherBlogBlog/Posts/creatingSpace/index.html">https://mr-brompton.github.io/blogCats/anotherBlogBlog/Posts/creatingSpace/index.html</text:a></text:p>
          </table:table-cell>
          <table:table-cell/>
          <table:table-cell office:value-type="string">
            <text:p>In</text:p>
          </table:table-cell>
          <table:table-cell office:value-type="string">
            <text:p>alt="Step One create space"</text:p>
          </table:table-cell>
          <table:table-cell/>
        </table:table-row>
        <table:table-row table:style-name="ro1">
          <table:table-cell office:value-type="string">
            <text:p>Read ABB Step One Create Space</text:p>
          </table:table-cell>
          <table:table-cell office:value-type="string">
            <text:p>https://mr-brompton.github.io/blogCats/anotherBlogBlog/Posts/creatingSpace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Another blog blog Step One create space"</text:p>
          </table:table-cell>
          <table:table-cell table:style-name="ce5"/>
        </table:table-row>
        <table:table-row table:style-name="ro1" table:number-rows-repeated="4"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/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Roy's Roy</text:p>
          </table:table-cell>
          <table:table-cell office:value-type="string">
            <text:p>http://roys-roy.blogspot.be/2013/12/curious-legends-and-customs.html</text:p>
          </table:table-cell>
          <table:table-cell/>
          <table:table-cell office:value-type="string">
            <text:p>Out</text:p>
          </table:table-cell>
          <table:table-cell table:style-name="Default" office:value-type="string">
            <text:p>alt="Image source link to Roy's Roy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9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6M17S</meta:editing-duration>
    <meta:editing-cycles>30</meta:editing-cycles>
    <meta:generator>OpenOffice/4.1.2$Win32 OpenOffice.org_project/412m3$Build-9782</meta:generator>
    <dc:date>2016-12-12T19:59:00.28</dc:date>
    <dc:creator>Matt </dc:creator>
    <meta:document-statistic meta:table-count="8" meta:cell-count="1678" meta:object-count="0"/>
    <meta:user-defined meta:name="Info 1"/>
    <meta:user-defined meta:name="Info 2"/>
    <meta:user-defined meta:name="Info 3"/>
    <meta:user-defined meta:name="Info 4"/>
  </office:meta>
</office:document-meta>
</file>